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4pt" officeooo:rsid="001710e0" officeooo:paragraph-rsid="001710e0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18pt" officeooo:rsid="0019fb00" officeooo:paragraph-rsid="0019fb00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style:font-name="Courier 10 Pitch" fo:font-size="18pt" officeooo:rsid="001710e0" officeooo:paragraph-rsid="001710e0" style:font-size-asian="15.75pt" style:font-size-complex="18pt"/>
    </style:style>
    <style:style style:name="P4" style:family="paragraph" style:parent-style-name="Standard">
      <style:text-properties style:font-name="Courier 10 Pitch" fo:font-size="14pt" officeooo:rsid="001c5111" officeooo:paragraph-rsid="001c511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28pt" officeooo:rsid="001e5447" officeooo:paragraph-rsid="001e5447" style:font-size-asian="28pt" style:font-size-complex="28pt"/>
    </style:style>
    <style:style style:name="P6" style:family="paragraph" style:parent-style-name="Standard">
      <style:text-properties style:font-name="FreeMono" fo:font-size="18pt" officeooo:rsid="001af4a2" officeooo:paragraph-rsid="001af4a2" style:font-size-asian="18pt" style:font-size-complex="18pt"/>
    </style:style>
    <style:style style:name="P7" style:family="paragraph" style:parent-style-name="Standard">
      <style:text-properties style:font-name="FreeMono" fo:font-size="18pt" officeooo:rsid="001710e0" officeooo:paragraph-rsid="001af4a2" style:font-size-asian="18pt" style:font-size-complex="18pt"/>
    </style:style>
    <style:style style:name="P8" style:family="paragraph" style:parent-style-name="Standard">
      <style:text-properties style:font-name="FreeMono" fo:font-size="18pt" officeooo:rsid="001710e0" officeooo:paragraph-rsid="001710e0" style:font-size-asian="18pt" style:font-size-complex="18pt"/>
    </style:style>
    <style:style style:name="P9" style:family="paragraph" style:parent-style-name="Standard">
      <style:text-properties style:font-name="FreeMono" fo:font-size="18pt" officeooo:rsid="001cf7c8" officeooo:paragraph-rsid="001cf7c8" style:font-size-asian="18pt" style:font-size-complex="18pt"/>
    </style:style>
    <style:style style:name="P10" style:family="paragraph" style:parent-style-name="Standard">
      <style:text-properties style:font-name="FreeMono" fo:font-size="18pt" fo:font-weight="bold" officeooo:rsid="001710e0" officeooo:paragraph-rsid="001c5111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FreeMono" fo:font-size="18pt" fo:font-weight="bold" officeooo:rsid="001710e0" officeooo:paragraph-rsid="001710e0" style:font-size-asian="18pt" style:font-weight-asian="bold" style:font-size-complex="18pt" style:font-weight-complex="bold"/>
    </style:style>
    <style:style style:name="T1" style:family="text">
      <style:text-properties officeooo:rsid="0017e086"/>
    </style:style>
    <style:style style:name="T2" style:family="text">
      <style:text-properties officeooo:rsid="0019fb00"/>
    </style:style>
    <style:style style:name="T3" style:family="text">
      <style:text-properties officeooo:rsid="001cf7c8"/>
    </style:style>
    <style:style style:name="T4" style:family="text">
      <style:text-properties officeooo:rsid="001f6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PORT</text:p>
      <text:p text:style-name="P2">Akshay Kumar</text:p>
      <text:p text:style-name="P3">CED15I0<text:span text:style-name="T2">31</text:span></text:p>
      <text:p text:style-name="P1"/>
      <text:p text:style-name="P6">For different methods, the time elapsed was noted and analysed as given below.</text:p>
      <text:p text:style-name="P7"/>
      <text:p text:style-name="P11">Inefficient:</text:p>
      <text:p text:style-name="P9"><text:tab/>p<text:tab/>2</text:p>
      <text:p text:style-name="P9"><text:tab/>T1<text:tab/>0.00560818</text:p>
      <text:p text:style-name="P9"><text:tab/>Tp<text:tab/>0.00315753</text:p>
      <text:p text:style-name="P9"><text:tab/>f<text:tab/>0.8<text:span text:style-name="T4">4</text:span>39555435</text:p>
      <text:p text:style-name="P8"/>
      <text:p text:style-name="P11">Improved:</text:p>
      <text:p text:style-name="P9"><text:tab/>p<text:tab/>4</text:p>
      <text:p text:style-name="P9"><text:tab/>T1<text:tab/>0.00410521</text:p>
      <text:p text:style-name="P9"><text:tab/>Tp<text:tab/>0.000201349</text:p>
      <text:p text:style-name="P9"><text:tab/>f<text:tab/><text:span text:style-name="T4">0.8</text:span>679370848</text:p>
      <text:p text:style-name="P8"/>
      <text:p text:style-name="P11">Efficient:</text:p>
      <text:p text:style-name="P9"><text:tab/>p<text:tab/>4</text:p>
      <text:p text:style-name="P9"><text:tab/>T1<text:tab/>0.000303088</text:p>
      <text:p text:style-name="P9"><text:tab/>Tp<text:tab/>0.000237764</text:p>
      <text:p text:style-name="P9"><text:tab/>f<text:tab/>0.<text:span text:style-name="T4">9</text:span>873708846</text:p>
      <text:p text:style-name="P8"/>
      <text:p text:style-name="P10"><text:span text:style-name="T3">Reduction</text:span>:</text:p>
      <text:p text:style-name="P9"><text:tab/>p<text:tab/>8</text:p>
      <text:p text:style-name="P9"><text:tab/>T1<text:tab/>0.00361561</text:p>
      <text:p text:style-name="P9"><text:tab/>Tp<text:tab/>0.000986346</text:p>
      <text:p text:style-name="P9"><text:tab/>f<text:tab/>0.8310833145</text:p>
      <text:p text:style-name="P8"/>
      <text:p text:style-name="P8"><text:tab/>As we can see from the behaviour of each above, efficient method gives the highest parallel fraction. Which implies this method will provide optimal solution.</text:p>
      <text:p text:style-name="P8"><text:tab/>Improved is still better than inefficient method, but <text:span text:style-name="T1">does not give optimal solu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0:20:12.956692627</meta:creation-date>
    <dc:date>2018-10-17T15:46:05.778625885</dc:date>
    <meta:editing-duration>PT1H5M5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91" meta:character-count="583" meta:non-whitespace-character-count="500"/>
  </office:meta>
</office:document-meta>
</file>